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0pt" style:font-size-asian="10pt" style:font-size-complex="10pt"/>
    </style:style>
    <style:style style:name="P2" style:family="paragraph" style:parent-style-name="Preformatted_20_Text">
      <style:paragraph-properties>
        <style:tab-stops>
          <style:tab-stop style:position="6.001cm" style:type="right" style:leader-style="dotted" style:leader-text="."/>
          <style:tab-stop style:position="9.999cm" style:type="char" style:char="," style:leader-style="dotted" style:leader-text="."/>
          <style:tab-stop style:position="14cm" style:type="right" style:leader-style="dotted" style:leader-text="."/>
        </style:tab-stops>
      </style:paragraph-properties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blació segons nivell d'instrucció. Recomptes. Població de 10 anys i més. Catalunya. Distribució per comarques. Any 2001.</text:p>
      <text:p text:style-name="P1">(Font: Idescat. Banc d'estadístiques de municipis i comarques [www.idescat.net]).</text:p>
      <text:p text:style-name="P1"/>
      <text:p text:style-name="P2"><text:tab/> <text:s text:c="3"/>No sap llegir<text:tab/><text:tab/></text:p>
      <text:p text:style-name="P2"><text:tab/> <text:s text:c="4"/>o escriure<text:tab/> <text:s/>%<text:tab/> Total</text:p>
      <text:p text:style-name="P2">Alt Camp<text:tab/> 812<text:tab/> 2,53<text:tab/> 32082</text:p>
      <text:p text:style-name="P2">Alt Empordà<text:tab/> 1998<text:tab/> 2,24<text:tab/> 89349</text:p>
      <text:p text:style-name="P2">Alt Penedès<text:tab/> 2428<text:tab/> 3,34<text:tab/> 72609</text:p>
      <text:p text:style-name="P2">Alt Urgell<text:tab/> 236<text:tab/> 1,36<text:tab/> 17381</text:p>
      <text:p text:style-name="P2">Alta Ribagorça<text:tab/> 56<text:tab/> 1,75<text:tab/> 3202</text:p>
      <text:p text:style-name="P2">Anoia<text:tab/> <text:s text:c="8"/>1922<text:tab/> 2,29<text:tab/> 83893</text:p>
      <text:p text:style-name="P2">Bages<text:tab/> <text:s text:c="8"/>3150<text:tab/> 2,24<text:tab/> 140359</text:p>
      <text:p text:style-name="P2">Baix Camp<text:tab/> 2958<text:tab/> 2,28<text:tab/> 129538</text:p>
      <text:p text:style-name="P2">Baix Ebre<text:tab/> 1417<text:tab/> 2,35<text:tab/> 60295</text:p>
      <text:p text:style-name="P2">Baix Empordà<text:tab/> 2275<text:tab/> 2,46<text:tab/> 92617</text:p>
      <text:p text:style-name="P2">Baix Llobregat<text:tab/> 17617<text:tab/> 2,85<text:tab/> 618834</text:p>
      <text:p text:style-name="P2">Baix Penedès<text:tab/> 1242<text:tab/> 2,26<text:tab/> 55026</text:p>
      <text:p text:style-name="P2">Barcelonès<text:tab/> 37546<text:tab/> 1,96<text:tab/> 1916434</text:p>
      <text:p text:style-name="P2">Berguedà<text:tab/> 566<text:tab/> 1,63<text:tab/> 34808</text:p>
      <text:p text:style-name="P2">Cerdanya<text:tab/> 175<text:tab/> 1,36<text:tab/> 12836</text:p>
      <text:p text:style-name="P2">Conca de Barberà<text:tab/> 217<text:tab/> 1,28<text:tab/> 16933</text:p>
      <text:p text:style-name="P2">Garraf<text:tab/> <text:s text:c="8"/>1972<text:tab/> 2,04<text:tab/> 96571</text:p>
      <text:p text:style-name="P2">Garrigues<text:tab/> 196<text:tab/> 1,12<text:tab/> 17575</text:p>
      <text:p text:style-name="P2">Garrotxa<text:tab/> 906<text:tab/> 2,09<text:tab/> 43348</text:p>
      <text:p text:style-name="P2">Gironès<text:tab/> <text:s text:c="8"/>2802<text:tab/> 2,3<text:tab/> 121871</text:p>
      <text:p text:style-name="P2">Maresme <text:tab/> 8158<text:tab/> 2,57<text:tab/> 317722</text:p>
      <text:p text:style-name="P2">Montsià <text:tab/> 1297<text:tab/> 2,48<text:tab/> 52386</text:p>
      <text:p text:style-name="P2">Noguera <text:tab/> 539<text:tab/> 1,71<text:tab/> 31606</text:p>
      <text:p text:style-name="P2">Osona<text:tab/> <text:s text:c="8"/>2619<text:tab/> 2,27<text:tab/> 115579</text:p>
      <text:p text:style-name="P2">Pallars Jussà<text:tab/> 126<text:tab/> 1,14<text:tab/> 11026</text:p>
      <text:p text:style-name="P2">Pallars Sobirà<text:tab/> 47<text:tab/> 0,83<text:tab/> 5674</text:p>
      <text:p text:style-name="P2">Pla d'Urgell<text:tab/> 463<text:tab/> 1,72 <text:tab/>26946</text:p>
      <text:p text:style-name="P2">Pla de l'Estany <text:s/><text:tab/>572<text:tab/> 2,62<text:tab/> 21805</text:p>
      <text:p text:style-name="P2">Priorat<text:tab/> <text:s text:c="8"/>106<text:tab/> 1,24<text:tab/> 8540</text:p>
      <text:p text:style-name="P2">Ribera d'Ebre<text:tab/> 352<text:tab/> 1,77<text:tab/> 19870</text:p>
      <text:p text:style-name="P2">Ripollès<text:tab/> 512<text:tab/> 2,16<text:tab/> 23723</text:p>
      <text:p text:style-name="P2">Segarra<text:tab/> <text:s text:c="8"/>258<text:tab/> 1,56<text:tab/> 16591</text:p>
      <text:p text:style-name="P2">Segrià<text:tab/> <text:s text:c="8"/>3086<text:tab/> 2,06<text:tab/> 149821</text:p>
      <text:p text:style-name="P2">Selva<text:tab/> <text:s text:c="8"/>2547<text:tab/> 2,42<text:tab/> 105363</text:p>
      <text:p text:style-name="P2">Solsonès<text:tab/> 213<text:tab/> 2,07<text:tab/> 10284</text:p>
      <text:p text:style-name="P2">Tarragonès<text:tab/> 3925<text:tab/> 2,4<text:tab/> 163577</text:p>
      <text:p text:style-name="P2">Terra Alta<text:tab/> 189<text:tab/> 1,66<text:tab/> 11368</text:p>
      <text:p text:style-name="P2">Urgell<text:tab/> <text:s text:c="8"/>356<text:tab/> 1,27<text:tab/> 28049</text:p>
      <text:p text:style-name="P2">Val d'Aran<text:tab/> 54<text:tab/> 0,78<text:tab/> 6890</text:p>
      <text:p text:style-name="P2">Vallès Oc. <text:s/><text:tab/> 17115<text:tab/> 2,61<text:tab/> 656106</text:p>
      <text:p text:style-name="P2">Vallès Oriental <text:tab/> 6965<text:tab/> 2,44<text:tab/> 285933</text:p>
      <text:p text:style-name="P2">Catalunya<text:tab/> 129990<text:tab/> 2,27<text:tab/> 57244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4T20:43:05.78</meta:creation-date>
    <dc:date>2009-07-24T20:45:14.60</dc:date>
    <meta:editing-duration>PT00H02M08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46" meta:word-count="223" meta:character-count="1521"/>
  </office:meta>
</office:document-meta>
</file>